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text-align="justify" style:justify-single-word="false"/>
      <style:text-properties officeooo:rsid="00171f72" officeooo:paragraph-rsid="00171f72"/>
    </style:style>
    <style:style style:name="P2" style:family="paragraph" style:parent-style-name="Text_20_body">
      <style:paragraph-properties fo:text-align="justify" style:justify-single-word="false"/>
      <style:text-properties officeooo:paragraph-rsid="00171f72"/>
    </style:style>
    <style:style style:name="P3" style:family="paragraph" style:parent-style-name="Heading_20_1">
      <style:paragraph-properties fo:text-align="justify" style:justify-single-word="false"/>
      <style:text-properties officeooo:rsid="00171f72" officeooo:paragraph-rsid="00171f7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Formulário inícial para o cadastro de arquivo morto</text:h>
      <text:p text:style-name="P2"/>
      <text:list xml:id="list447034750180795612" text:style-name="L1">
        <text:list-item>
          <text:p text:style-name="P1">Aluno</text:p>
        </text:list-item>
        <text:list-item>
          <text:p text:style-name="P1">nº da pasta</text:p>
        </text:list-item>
        <text:list-item>
          <text:p text:style-name="P1">natalidade</text:p>
        </text:list-item>
        <text:list-item>
          <text:p text:style-name="P1">pai</text:p>
        </text:list-item>
        <text:list-item>
          <text:p text:style-name="P1">mae</text:p>
        </text:list-item>
        <text:list-item>
          <text:p text:style-name="P1">ultimo ano</text:p>
        </text:list-item>
        <text:list-item>
          <text:p text:style-name="P1">serie</text:p>
        </text:list-item>
        <text:list-item>
          <text:p text:style-name="P1">estado: evadido, tranferido, ativo e etc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50%" fo:text-align="justify" style:justify-single-word="false" style:page-number="auto"/>
      <style:text-properties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fo:line-height="150%" fo:text-align="justify" style:justify-single-word="false" style:page-number="auto"/>
      <style:text-properties style:font-name="Droid Sans" fo:font-family="'Droid Sans'" style:font-style-name="Negrito" style:font-family-generic="swiss" style:font-pitch="variable" fo:font-size="12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14:29:08.015524473</meta:creation-date>
    <meta:generator>LibreOffice/5.0.2.2$Linux_X86_64 LibreOffice_project/00m0$Build-2</meta:generator>
    <dc:date>2015-11-03T14:38:42.269092123</dc:date>
    <meta:editing-duration>PT6M18S</meta:editing-duration>
    <meta:editing-cycles>1</meta:editing-cycles>
    <meta:document-statistic meta:table-count="0" meta:image-count="0" meta:object-count="0" meta:page-count="1" meta:paragraph-count="9" meta:word-count="32" meta:character-count="155" meta:non-whitespace-character-count="140"/>
  </office:meta>
</office:document-meta>
</file>